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ecf5bcc0ebc51793f9d5dbaccd43dc44" style:family="table-column">
      <style:table-column-properties fo:break-before="auto" style:use-optimal-column-width="false" style:column-width="6cm"/>
    </style:style>
    <style:style style:name="odsStyleTableColumn-3e384d33f4c8e0a087c2d492b8bbee17" style:family="table-column">
      <style:table-column-properties fo:break-before="auto" style:use-optimal-column-width="false" style:column-width="5cm"/>
    </style:style>
    <style:style style:name="odsStyleTableColumn-400f19a7361584c6d2f2bf88a7e6b93a" style:family="table-column">
      <style:table-column-properties fo:break-before="auto" style:use-optimal-column-width="false" style:column-width="3cm"/>
    </style:style>
    <style:style style:name="odsStyleTableCell-2ead6cbdd3fa79b72860ff64c4c0c93c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8b7e2cd85a32c43eb9781f359fdb90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76f7ccf3b0a4913aefb10cdccbe8eb77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9731a76dacee51343d1fb32da57fb432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536d574ab24a6312b1fc107e650cdf35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e51d3bd645362c4f9d65fa460e0fece0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ecf5bcc0ebc51793f9d5dbaccd43dc44" table:default-cell-style-name="Default"/>
        <table:table-column table:style-name="odsStyleTableColumn-3e384d33f4c8e0a087c2d492b8bbee17" table:default-cell-style-name="Default"/>
        <table:table-column table:style-name="odsStyleTableColumn-400f19a7361584c6d2f2bf88a7e6b93a" table:default-cell-style-name="Default"/>
        <table:table-column table:style-name="odsStyleTableColumn-400f19a7361584c6d2f2bf88a7e6b93a" table:default-cell-style-name="Default"/>
        <table:table-column table:style-name="odsStyleTableColumn-400f19a7361584c6d2f2bf88a7e6b93a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2ead6cbdd3fa79b72860ff64c4c0c93c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8b7e2cd85a32c43eb9781f359fdb9045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8b7e2cd85a32c43eb9781f359fdb9045" table:number-columns-spanned="5" table:number-rows-spanned="1" office:value-type="string">
            <text:p>TABLA No. 29-24</text:p>
          </table:table-cell>
          <table:covered-table-cell table:number-columns-repeated="4"/>
        </table:table-row>
        <table:table-row table:style-name="ro1">
          <table:table-cell table:style-name="odsStyleTableCell-8b7e2cd85a32c43eb9781f359fdb9045" table:number-columns-spanned="5" table:number-rows-spanned="1" office:value-type="string">
            <text:p>TABLA DE COTIZACIONES DEL 14 DE FEBRERO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8b7e2cd85a32c43eb9781f359fdb9045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76f7ccf3b0a4913aefb10cdccbe8eb77" office:value-type="string">
            <text:p>PAIS</text:p>
          </table:table-cell>
          <table:table-cell table:style-name="odsStyleTableCell-76f7ccf3b0a4913aefb10cdccbe8eb77" office:value-type="string">
            <text:p>UNIDAD MONETARIA</text:p>
          </table:table-cell>
          <table:table-cell table:style-name="odsStyleTableCell-76f7ccf3b0a4913aefb10cdccbe8eb77" office:value-type="string">
            <text:p>MONEDA</text:p>
          </table:table-cell>
          <table:table-cell table:style-name="odsStyleTableCell-76f7ccf3b0a4913aefb10cdccbe8eb77" office:value-type="string">
            <text:p>TIPO DE CAMBIO EN Bs POR UNIDAD DE MONEDA EXTRANJERA</text:p>
          </table:table-cell>
          <table:table-cell table:style-name="odsStyleTableCell-76f7ccf3b0a4913aefb10cdccbe8eb77" office:value-type="string">
            <text:p>TIPO DE CAMBIO EN M.E.</text:p>
          </table:table-cell>
        </table:table-row>
        <table:table-row table:style-name="ro1">
          <table:table-cell table:style-name="odsStyleTableCell-9731a76dacee51343d1fb32da57fb432" office:value-type="string">
            <text:p>ESTADOS UNIDOS</text:p>
          </table:table-cell>
          <table:table-cell table:style-name="odsStyleTableCell-9731a76dacee51343d1fb32da57fb432" office:value-type="string">
            <text:p>DOLAR VENTA</text:p>
          </table:table-cell>
          <table:table-cell table:style-name="odsStyleTableCell-9731a76dacee51343d1fb32da57fb432" office:value-type="string">
            <text:p>USD.VENTA</text:p>
          </table:table-cell>
          <table:table-cell table:style-name="odsStyleTableCell-536d574ab24a6312b1fc107e650cdf35" office:value-type="string">
            <text:p>6.96000</text:p>
          </table:table-cell>
          <table:table-cell table:style-name="odsStyleTableCell-536d574ab24a6312b1fc107e650cdf35" office:value-type="string">
            <text:p/>
          </table:table-cell>
        </table:table-row>
        <table:table-row table:style-name="ro1">
          <table:table-cell table:style-name="odsStyleTableCell-9731a76dacee51343d1fb32da57fb432" office:value-type="string">
            <text:p>ESTADOS UNIDOS</text:p>
          </table:table-cell>
          <table:table-cell table:style-name="odsStyleTableCell-9731a76dacee51343d1fb32da57fb432" office:value-type="string">
            <text:p>DOLAR COMPRA</text:p>
          </table:table-cell>
          <table:table-cell table:style-name="odsStyleTableCell-9731a76dacee51343d1fb32da57fb432" office:value-type="string">
            <text:p>USD.COMPRA</text:p>
          </table:table-cell>
          <table:table-cell table:style-name="odsStyleTableCell-536d574ab24a6312b1fc107e650cdf35" office:value-type="string">
            <text:p>6.86000</text:p>
          </table:table-cell>
          <table:table-cell table:style-name="odsStyleTableCell-536d574ab24a6312b1fc107e650cdf35" office:value-type="string">
            <text:p/>
          </table:table-cell>
        </table:table-row>
        <table:table-row table:style-name="ro1">
          <table:table-cell table:style-name="odsStyleTableCell-9731a76dacee51343d1fb32da57fb432" office:value-type="string">
            <text:p>UNION EUROPEA</text:p>
          </table:table-cell>
          <table:table-cell table:style-name="odsStyleTableCell-9731a76dacee51343d1fb32da57fb432" office:value-type="string">
            <text:p>EURO</text:p>
          </table:table-cell>
          <table:table-cell table:style-name="odsStyleTableCell-9731a76dacee51343d1fb32da57fb432" office:value-type="string">
            <text:p>EUR</text:p>
          </table:table-cell>
          <table:table-cell table:style-name="odsStyleTableCell-536d574ab24a6312b1fc107e650cdf35" office:value-type="string">
            <text:p>7.39782</text:p>
          </table:table-cell>
          <table:table-cell table:style-name="odsStyleTableCell-536d574ab24a6312b1fc107e650cdf35" office:value-type="string">
            <text:p>0.92730</text:p>
          </table:table-cell>
        </table:table-row>
        <table:table-row table:style-name="ro1">
          <table:table-cell table:style-name="odsStyleTableCell-9731a76dacee51343d1fb32da57fb432" office:value-type="string">
            <text:p>JAPON</text:p>
          </table:table-cell>
          <table:table-cell table:style-name="odsStyleTableCell-9731a76dacee51343d1fb32da57fb432" office:value-type="string">
            <text:p>YEN</text:p>
          </table:table-cell>
          <table:table-cell table:style-name="odsStyleTableCell-9731a76dacee51343d1fb32da57fb432" office:value-type="string">
            <text:p>JPY</text:p>
          </table:table-cell>
          <table:table-cell table:style-name="odsStyleTableCell-536d574ab24a6312b1fc107e650cdf35" office:value-type="string">
            <text:p>0.04595</text:p>
          </table:table-cell>
          <table:table-cell table:style-name="odsStyleTableCell-536d574ab24a6312b1fc107e650cdf35" office:value-type="string">
            <text:p>149.29000</text:p>
          </table:table-cell>
        </table:table-row>
        <table:table-row table:style-name="ro1">
          <table:table-cell table:style-name="odsStyleTableCell-9731a76dacee51343d1fb32da57fb432" office:value-type="string">
            <text:p>ARABIA SAUDITA</text:p>
          </table:table-cell>
          <table:table-cell table:style-name="odsStyleTableCell-9731a76dacee51343d1fb32da57fb432" office:value-type="string">
            <text:p>RIYAL SAUDÍ</text:p>
          </table:table-cell>
          <table:table-cell table:style-name="odsStyleTableCell-9731a76dacee51343d1fb32da57fb432" office:value-type="string">
            <text:p>SAR</text:p>
          </table:table-cell>
          <table:table-cell table:style-name="odsStyleTableCell-536d574ab24a6312b1fc107e650cdf35" office:value-type="string">
            <text:p>1.82924</text:p>
          </table:table-cell>
          <table:table-cell table:style-name="odsStyleTableCell-536d574ab24a6312b1fc107e650cdf35" office:value-type="string">
            <text:p>3.75020</text:p>
          </table:table-cell>
        </table:table-row>
        <table:table-row table:style-name="ro1">
          <table:table-cell table:style-name="odsStyleTableCell-9731a76dacee51343d1fb32da57fb432" office:value-type="string">
            <text:p>ARGELIA</text:p>
          </table:table-cell>
          <table:table-cell table:style-name="odsStyleTableCell-9731a76dacee51343d1fb32da57fb432" office:value-type="string">
            <text:p>DINAR ARGELINO</text:p>
          </table:table-cell>
          <table:table-cell table:style-name="odsStyleTableCell-9731a76dacee51343d1fb32da57fb432" office:value-type="string">
            <text:p>DZD</text:p>
          </table:table-cell>
          <table:table-cell table:style-name="odsStyleTableCell-536d574ab24a6312b1fc107e650cdf35" office:value-type="string">
            <text:p>0.05113</text:p>
          </table:table-cell>
          <table:table-cell table:style-name="odsStyleTableCell-536d574ab24a6312b1fc107e650cdf35" office:value-type="string">
            <text:p>134.17780</text:p>
          </table:table-cell>
        </table:table-row>
        <table:table-row table:style-name="ro1">
          <table:table-cell table:style-name="odsStyleTableCell-9731a76dacee51343d1fb32da57fb432" office:value-type="string">
            <text:p>ARGENTINA</text:p>
          </table:table-cell>
          <table:table-cell table:style-name="odsStyleTableCell-9731a76dacee51343d1fb32da57fb432" office:value-type="string">
            <text:p>PESO</text:p>
          </table:table-cell>
          <table:table-cell table:style-name="odsStyleTableCell-9731a76dacee51343d1fb32da57fb432" office:value-type="string">
            <text:p>ARS</text:p>
          </table:table-cell>
          <table:table-cell table:style-name="odsStyleTableCell-536d574ab24a6312b1fc107e650cdf35" office:value-type="string">
            <text:p>0.00825</text:p>
          </table:table-cell>
          <table:table-cell table:style-name="odsStyleTableCell-536d574ab24a6312b1fc107e650cdf35" office:value-type="string">
            <text:p>831.28820</text:p>
          </table:table-cell>
        </table:table-row>
        <table:table-row table:style-name="ro1">
          <table:table-cell table:style-name="odsStyleTableCell-9731a76dacee51343d1fb32da57fb432" office:value-type="string">
            <text:p>AUSTRALIA</text:p>
          </table:table-cell>
          <table:table-cell table:style-name="odsStyleTableCell-9731a76dacee51343d1fb32da57fb432" office:value-type="string">
            <text:p>DÓLAR</text:p>
          </table:table-cell>
          <table:table-cell table:style-name="odsStyleTableCell-9731a76dacee51343d1fb32da57fb432" office:value-type="string">
            <text:p>AUD</text:p>
          </table:table-cell>
          <table:table-cell table:style-name="odsStyleTableCell-536d574ab24a6312b1fc107e650cdf35" office:value-type="string">
            <text:p>4.47477</text:p>
          </table:table-cell>
          <table:table-cell table:style-name="odsStyleTableCell-536d574ab24a6312b1fc107e650cdf35" office:value-type="string">
            <text:p>1.53304</text:p>
          </table:table-cell>
        </table:table-row>
        <table:table-row table:style-name="ro1">
          <table:table-cell table:style-name="odsStyleTableCell-9731a76dacee51343d1fb32da57fb432" office:value-type="string">
            <text:p>BRASIL</text:p>
          </table:table-cell>
          <table:table-cell table:style-name="odsStyleTableCell-9731a76dacee51343d1fb32da57fb432" office:value-type="string">
            <text:p>REAL</text:p>
          </table:table-cell>
          <table:table-cell table:style-name="odsStyleTableCell-9731a76dacee51343d1fb32da57fb432" office:value-type="string">
            <text:p>BRL</text:p>
          </table:table-cell>
          <table:table-cell table:style-name="odsStyleTableCell-536d574ab24a6312b1fc107e650cdf35" office:value-type="string">
            <text:p>1.38279</text:p>
          </table:table-cell>
          <table:table-cell table:style-name="odsStyleTableCell-536d574ab24a6312b1fc107e650cdf35" office:value-type="string">
            <text:p>4.96100</text:p>
          </table:table-cell>
        </table:table-row>
        <table:table-row table:style-name="ro1">
          <table:table-cell table:style-name="odsStyleTableCell-9731a76dacee51343d1fb32da57fb432" office:value-type="string">
            <text:p>CANADA</text:p>
          </table:table-cell>
          <table:table-cell table:style-name="odsStyleTableCell-9731a76dacee51343d1fb32da57fb432" office:value-type="string">
            <text:p>DÓLAR</text:p>
          </table:table-cell>
          <table:table-cell table:style-name="odsStyleTableCell-9731a76dacee51343d1fb32da57fb432" office:value-type="string">
            <text:p>CAD</text:p>
          </table:table-cell>
          <table:table-cell table:style-name="odsStyleTableCell-536d574ab24a6312b1fc107e650cdf35" office:value-type="string">
            <text:p>5.09620</text:p>
          </table:table-cell>
          <table:table-cell table:style-name="odsStyleTableCell-536d574ab24a6312b1fc107e650cdf35" office:value-type="string">
            <text:p>1.34610</text:p>
          </table:table-cell>
        </table:table-row>
        <table:table-row table:style-name="ro1">
          <table:table-cell table:style-name="odsStyleTableCell-9731a76dacee51343d1fb32da57fb432" office:value-type="string">
            <text:p>CHILE</text:p>
          </table:table-cell>
          <table:table-cell table:style-name="odsStyleTableCell-9731a76dacee51343d1fb32da57fb432" office:value-type="string">
            <text:p>PESO</text:p>
          </table:table-cell>
          <table:table-cell table:style-name="odsStyleTableCell-9731a76dacee51343d1fb32da57fb432" office:value-type="string">
            <text:p>CLP</text:p>
          </table:table-cell>
          <table:table-cell table:style-name="odsStyleTableCell-536d574ab24a6312b1fc107e650cdf35" office:value-type="string">
            <text:p>0.00707</text:p>
          </table:table-cell>
          <table:table-cell table:style-name="odsStyleTableCell-536d574ab24a6312b1fc107e650cdf35" office:value-type="string">
            <text:p>970.39000</text:p>
          </table:table-cell>
        </table:table-row>
        <table:table-row table:style-name="ro1">
          <table:table-cell table:style-name="odsStyleTableCell-9731a76dacee51343d1fb32da57fb432" office:value-type="string">
            <text:p>COLOMBIA</text:p>
          </table:table-cell>
          <table:table-cell table:style-name="odsStyleTableCell-9731a76dacee51343d1fb32da57fb432" office:value-type="string">
            <text:p>PESO</text:p>
          </table:table-cell>
          <table:table-cell table:style-name="odsStyleTableCell-9731a76dacee51343d1fb32da57fb432" office:value-type="string">
            <text:p>COP</text:p>
          </table:table-cell>
          <table:table-cell table:style-name="odsStyleTableCell-536d574ab24a6312b1fc107e650cdf35" office:value-type="string">
            <text:p>0.00175</text:p>
          </table:table-cell>
          <table:table-cell table:style-name="odsStyleTableCell-536d574ab24a6312b1fc107e650cdf35" office:value-type="string">
            <text:p>3,921.37000</text:p>
          </table:table-cell>
        </table:table-row>
        <table:table-row table:style-name="ro1">
          <table:table-cell table:style-name="odsStyleTableCell-9731a76dacee51343d1fb32da57fb432" office:value-type="string">
            <text:p>COREA DEL SUR</text:p>
          </table:table-cell>
          <table:table-cell table:style-name="odsStyleTableCell-9731a76dacee51343d1fb32da57fb432" office:value-type="string">
            <text:p>WON</text:p>
          </table:table-cell>
          <table:table-cell table:style-name="odsStyleTableCell-9731a76dacee51343d1fb32da57fb432" office:value-type="string">
            <text:p>KRW</text:p>
          </table:table-cell>
          <table:table-cell table:style-name="odsStyleTableCell-536d574ab24a6312b1fc107e650cdf35" office:value-type="string">
            <text:p>0.00515</text:p>
          </table:table-cell>
          <table:table-cell table:style-name="odsStyleTableCell-536d574ab24a6312b1fc107e650cdf35" office:value-type="string">
            <text:p>1,333.14000</text:p>
          </table:table-cell>
        </table:table-row>
        <table:table-row table:style-name="ro1">
          <table:table-cell table:style-name="odsStyleTableCell-9731a76dacee51343d1fb32da57fb432" office:value-type="string">
            <text:p>COSTA RICA</text:p>
          </table:table-cell>
          <table:table-cell table:style-name="odsStyleTableCell-9731a76dacee51343d1fb32da57fb432" office:value-type="string">
            <text:p>COLON COSTARRICENSE</text:p>
          </table:table-cell>
          <table:table-cell table:style-name="odsStyleTableCell-9731a76dacee51343d1fb32da57fb432" office:value-type="string">
            <text:p>CRC</text:p>
          </table:table-cell>
          <table:table-cell table:style-name="odsStyleTableCell-536d574ab24a6312b1fc107e650cdf35" office:value-type="string">
            <text:p>0.01320</text:p>
          </table:table-cell>
          <table:table-cell table:style-name="odsStyleTableCell-536d574ab24a6312b1fc107e650cdf35" office:value-type="string">
            <text:p>519.56000</text:p>
          </table:table-cell>
        </table:table-row>
        <table:table-row table:style-name="ro1">
          <table:table-cell table:style-name="odsStyleTableCell-9731a76dacee51343d1fb32da57fb432" office:value-type="string">
            <text:p>REPUBLICA CHECA</text:p>
          </table:table-cell>
          <table:table-cell table:style-name="odsStyleTableCell-9731a76dacee51343d1fb32da57fb432" office:value-type="string">
            <text:p>CORONA CHECA</text:p>
          </table:table-cell>
          <table:table-cell table:style-name="odsStyleTableCell-9731a76dacee51343d1fb32da57fb432" office:value-type="string">
            <text:p>CZK</text:p>
          </table:table-cell>
          <table:table-cell table:style-name="odsStyleTableCell-536d574ab24a6312b1fc107e650cdf35" office:value-type="string">
            <text:p>0.29322</text:p>
          </table:table-cell>
          <table:table-cell table:style-name="odsStyleTableCell-536d574ab24a6312b1fc107e650cdf35" office:value-type="string">
            <text:p>23.39580</text:p>
          </table:table-cell>
        </table:table-row>
        <table:table-row table:style-name="ro1">
          <table:table-cell table:style-name="odsStyleTableCell-9731a76dacee51343d1fb32da57fb432" office:value-type="string">
            <text:p>DINAMARCA</text:p>
          </table:table-cell>
          <table:table-cell table:style-name="odsStyleTableCell-9731a76dacee51343d1fb32da57fb432" office:value-type="string">
            <text:p>CORONA</text:p>
          </table:table-cell>
          <table:table-cell table:style-name="odsStyleTableCell-9731a76dacee51343d1fb32da57fb432" office:value-type="string">
            <text:p>DKK</text:p>
          </table:table-cell>
          <table:table-cell table:style-name="odsStyleTableCell-536d574ab24a6312b1fc107e650cdf35" office:value-type="string">
            <text:p>0.99229</text:p>
          </table:table-cell>
          <table:table-cell table:style-name="odsStyleTableCell-536d574ab24a6312b1fc107e650cdf35" office:value-type="string">
            <text:p>6.91330</text:p>
          </table:table-cell>
        </table:table-row>
        <table:table-row table:style-name="ro1">
          <table:table-cell table:style-name="odsStyleTableCell-9731a76dacee51343d1fb32da57fb432" office:value-type="string">
            <text:p>ECUADOR</text:p>
          </table:table-cell>
          <table:table-cell table:style-name="odsStyleTableCell-9731a76dacee51343d1fb32da57fb432" office:value-type="string">
            <text:p>DÓLAR</text:p>
          </table:table-cell>
          <table:table-cell table:style-name="odsStyleTableCell-9731a76dacee51343d1fb32da57fb432" office:value-type="string">
            <text:p>USD</text:p>
          </table:table-cell>
          <table:table-cell table:style-name="odsStyleTableCell-536d574ab24a6312b1fc107e650cdf35" office:value-type="string">
            <text:p>6.86000</text:p>
          </table:table-cell>
          <table:table-cell table:style-name="odsStyleTableCell-536d574ab24a6312b1fc107e650cdf35" office:value-type="string">
            <text:p>1.00000</text:p>
          </table:table-cell>
        </table:table-row>
        <table:table-row table:style-name="ro1">
          <table:table-cell table:style-name="odsStyleTableCell-9731a76dacee51343d1fb32da57fb432" office:value-type="string">
            <text:p>EMIRATOS ARABES</text:p>
          </table:table-cell>
          <table:table-cell table:style-name="odsStyleTableCell-9731a76dacee51343d1fb32da57fb432" office:value-type="string">
            <text:p>DIRHAM</text:p>
          </table:table-cell>
          <table:table-cell table:style-name="odsStyleTableCell-9731a76dacee51343d1fb32da57fb432" office:value-type="string">
            <text:p>AED</text:p>
          </table:table-cell>
          <table:table-cell table:style-name="odsStyleTableCell-536d574ab24a6312b1fc107e650cdf35" office:value-type="string">
            <text:p>1.86773</text:p>
          </table:table-cell>
          <table:table-cell table:style-name="odsStyleTableCell-536d574ab24a6312b1fc107e650cdf35" office:value-type="string">
            <text:p>3.67290</text:p>
          </table:table-cell>
        </table:table-row>
        <table:table-row table:style-name="ro1">
          <table:table-cell table:style-name="odsStyleTableCell-9731a76dacee51343d1fb32da57fb432" office:value-type="string">
            <text:p>FILIPINAS</text:p>
          </table:table-cell>
          <table:table-cell table:style-name="odsStyleTableCell-9731a76dacee51343d1fb32da57fb432" office:value-type="string">
            <text:p>PESO FILIPINO</text:p>
          </table:table-cell>
          <table:table-cell table:style-name="odsStyleTableCell-9731a76dacee51343d1fb32da57fb432" office:value-type="string">
            <text:p>PHP</text:p>
          </table:table-cell>
          <table:table-cell table:style-name="odsStyleTableCell-536d574ab24a6312b1fc107e650cdf35" office:value-type="string">
            <text:p>0.12268</text:p>
          </table:table-cell>
          <table:table-cell table:style-name="odsStyleTableCell-536d574ab24a6312b1fc107e650cdf35" office:value-type="string">
            <text:p>55.91900</text:p>
          </table:table-cell>
        </table:table-row>
        <table:table-row table:style-name="ro1">
          <table:table-cell table:style-name="odsStyleTableCell-9731a76dacee51343d1fb32da57fb432" office:value-type="string">
            <text:p>HAITÍ</text:p>
          </table:table-cell>
          <table:table-cell table:style-name="odsStyleTableCell-9731a76dacee51343d1fb32da57fb432" office:value-type="string">
            <text:p>GOURDE</text:p>
          </table:table-cell>
          <table:table-cell table:style-name="odsStyleTableCell-9731a76dacee51343d1fb32da57fb432" office:value-type="string">
            <text:p>HTG</text:p>
          </table:table-cell>
          <table:table-cell table:style-name="odsStyleTableCell-536d574ab24a6312b1fc107e650cdf35" office:value-type="string">
            <text:p>0.05215</text:p>
          </table:table-cell>
          <table:table-cell table:style-name="odsStyleTableCell-536d574ab24a6312b1fc107e650cdf35" office:value-type="string">
            <text:p>131.54620</text:p>
          </table:table-cell>
        </table:table-row>
        <table:table-row table:style-name="ro1">
          <table:table-cell table:style-name="odsStyleTableCell-9731a76dacee51343d1fb32da57fb432" office:value-type="string">
            <text:p>HONG KONG</text:p>
          </table:table-cell>
          <table:table-cell table:style-name="odsStyleTableCell-9731a76dacee51343d1fb32da57fb432" office:value-type="string">
            <text:p>DÓLAR</text:p>
          </table:table-cell>
          <table:table-cell table:style-name="odsStyleTableCell-9731a76dacee51343d1fb32da57fb432" office:value-type="string">
            <text:p>HKD</text:p>
          </table:table-cell>
          <table:table-cell table:style-name="odsStyleTableCell-536d574ab24a6312b1fc107e650cdf35" office:value-type="string">
            <text:p>0.87716</text:p>
          </table:table-cell>
          <table:table-cell table:style-name="odsStyleTableCell-536d574ab24a6312b1fc107e650cdf35" office:value-type="string">
            <text:p>7.82070</text:p>
          </table:table-cell>
        </table:table-row>
        <table:table-row table:style-name="ro1">
          <table:table-cell table:style-name="odsStyleTableCell-9731a76dacee51343d1fb32da57fb432" office:value-type="string">
            <text:p>INDIA</text:p>
          </table:table-cell>
          <table:table-cell table:style-name="odsStyleTableCell-9731a76dacee51343d1fb32da57fb432" office:value-type="string">
            <text:p>RUPIA</text:p>
          </table:table-cell>
          <table:table-cell table:style-name="odsStyleTableCell-9731a76dacee51343d1fb32da57fb432" office:value-type="string">
            <text:p>INR</text:p>
          </table:table-cell>
          <table:table-cell table:style-name="odsStyleTableCell-536d574ab24a6312b1fc107e650cdf35" office:value-type="string">
            <text:p>0.08262</text:p>
          </table:table-cell>
          <table:table-cell table:style-name="odsStyleTableCell-536d574ab24a6312b1fc107e650cdf35" office:value-type="string">
            <text:p>83.03380</text:p>
          </table:table-cell>
        </table:table-row>
        <table:table-row table:style-name="ro1">
          <table:table-cell table:style-name="odsStyleTableCell-9731a76dacee51343d1fb32da57fb432" office:value-type="string">
            <text:p>INDONESIA</text:p>
          </table:table-cell>
          <table:table-cell table:style-name="odsStyleTableCell-9731a76dacee51343d1fb32da57fb432" office:value-type="string">
            <text:p>RUPIA INDONESIA</text:p>
          </table:table-cell>
          <table:table-cell table:style-name="odsStyleTableCell-9731a76dacee51343d1fb32da57fb432" office:value-type="string">
            <text:p>IDR</text:p>
          </table:table-cell>
          <table:table-cell table:style-name="odsStyleTableCell-536d574ab24a6312b1fc107e650cdf35" office:value-type="string">
            <text:p>0.00044</text:p>
          </table:table-cell>
          <table:table-cell table:style-name="odsStyleTableCell-536d574ab24a6312b1fc107e650cdf35" office:value-type="string">
            <text:p>15,635.00000</text:p>
          </table:table-cell>
        </table:table-row>
        <table:table-row table:style-name="ro1">
          <table:table-cell table:style-name="odsStyleTableCell-9731a76dacee51343d1fb32da57fb432" office:value-type="string">
            <text:p>ISRAEL</text:p>
          </table:table-cell>
          <table:table-cell table:style-name="odsStyleTableCell-9731a76dacee51343d1fb32da57fb432" office:value-type="string">
            <text:p>NUEVO SÉQUEL</text:p>
          </table:table-cell>
          <table:table-cell table:style-name="odsStyleTableCell-9731a76dacee51343d1fb32da57fb432" office:value-type="string">
            <text:p>ILS</text:p>
          </table:table-cell>
          <table:table-cell table:style-name="odsStyleTableCell-536d574ab24a6312b1fc107e650cdf35" office:value-type="string">
            <text:p>1.86449</text:p>
          </table:table-cell>
          <table:table-cell table:style-name="odsStyleTableCell-536d574ab24a6312b1fc107e650cdf35" office:value-type="string">
            <text:p>3.67930</text:p>
          </table:table-cell>
        </table:table-row>
        <table:table-row table:style-name="ro1">
          <table:table-cell table:style-name="odsStyleTableCell-9731a76dacee51343d1fb32da57fb432" office:value-type="string">
            <text:p>MALASIA</text:p>
          </table:table-cell>
          <table:table-cell table:style-name="odsStyleTableCell-9731a76dacee51343d1fb32da57fb432" office:value-type="string">
            <text:p>RINGGIT MALAYO</text:p>
          </table:table-cell>
          <table:table-cell table:style-name="odsStyleTableCell-9731a76dacee51343d1fb32da57fb432" office:value-type="string">
            <text:p>MYR</text:p>
          </table:table-cell>
          <table:table-cell table:style-name="odsStyleTableCell-536d574ab24a6312b1fc107e650cdf35" office:value-type="string">
            <text:p>1.43966</text:p>
          </table:table-cell>
          <table:table-cell table:style-name="odsStyleTableCell-536d574ab24a6312b1fc107e650cdf35" office:value-type="string">
            <text:p>4.76500</text:p>
          </table:table-cell>
        </table:table-row>
        <table:table-row table:style-name="ro1">
          <table:table-cell table:style-name="odsStyleTableCell-9731a76dacee51343d1fb32da57fb432" office:value-type="string">
            <text:p>MEXICO</text:p>
          </table:table-cell>
          <table:table-cell table:style-name="odsStyleTableCell-9731a76dacee51343d1fb32da57fb432" office:value-type="string">
            <text:p>PESO</text:p>
          </table:table-cell>
          <table:table-cell table:style-name="odsStyleTableCell-9731a76dacee51343d1fb32da57fb432" office:value-type="string">
            <text:p>MXN</text:p>
          </table:table-cell>
          <table:table-cell table:style-name="odsStyleTableCell-536d574ab24a6312b1fc107e650cdf35" office:value-type="string">
            <text:p>0.40147</text:p>
          </table:table-cell>
          <table:table-cell table:style-name="odsStyleTableCell-536d574ab24a6312b1fc107e650cdf35" office:value-type="string">
            <text:p>17.08700</text:p>
          </table:table-cell>
        </table:table-row>
        <table:table-row table:style-name="ro1">
          <table:table-cell table:style-name="odsStyleTableCell-9731a76dacee51343d1fb32da57fb432" office:value-type="string">
            <text:p>NORUEGA</text:p>
          </table:table-cell>
          <table:table-cell table:style-name="odsStyleTableCell-9731a76dacee51343d1fb32da57fb432" office:value-type="string">
            <text:p>CORONA</text:p>
          </table:table-cell>
          <table:table-cell table:style-name="odsStyleTableCell-9731a76dacee51343d1fb32da57fb432" office:value-type="string">
            <text:p>NOK</text:p>
          </table:table-cell>
          <table:table-cell table:style-name="odsStyleTableCell-536d574ab24a6312b1fc107e650cdf35" office:value-type="string">
            <text:p>0.65025</text:p>
          </table:table-cell>
          <table:table-cell table:style-name="odsStyleTableCell-536d574ab24a6312b1fc107e650cdf35" office:value-type="string">
            <text:p>10.54980</text:p>
          </table:table-cell>
        </table:table-row>
        <table:table-row table:style-name="ro1">
          <table:table-cell table:style-name="odsStyleTableCell-9731a76dacee51343d1fb32da57fb432" office:value-type="string">
            <text:p>PANAMÁ</text:p>
          </table:table-cell>
          <table:table-cell table:style-name="odsStyleTableCell-9731a76dacee51343d1fb32da57fb432" office:value-type="string">
            <text:p>BALBOA</text:p>
          </table:table-cell>
          <table:table-cell table:style-name="odsStyleTableCell-9731a76dacee51343d1fb32da57fb432" office:value-type="string">
            <text:p>PAB</text:p>
          </table:table-cell>
          <table:table-cell table:style-name="odsStyleTableCell-536d574ab24a6312b1fc107e650cdf35" office:value-type="string">
            <text:p>6.86000</text:p>
          </table:table-cell>
          <table:table-cell table:style-name="odsStyleTableCell-536d574ab24a6312b1fc107e650cdf35" office:value-type="string">
            <text:p>1.00000</text:p>
          </table:table-cell>
        </table:table-row>
        <table:table-row table:style-name="ro1">
          <table:table-cell table:style-name="odsStyleTableCell-9731a76dacee51343d1fb32da57fb432" office:value-type="string">
            <text:p>PARAGUAY</text:p>
          </table:table-cell>
          <table:table-cell table:style-name="odsStyleTableCell-9731a76dacee51343d1fb32da57fb432" office:value-type="string">
            <text:p>GUARANI</text:p>
          </table:table-cell>
          <table:table-cell table:style-name="odsStyleTableCell-9731a76dacee51343d1fb32da57fb432" office:value-type="string">
            <text:p>PYG</text:p>
          </table:table-cell>
          <table:table-cell table:style-name="odsStyleTableCell-536d574ab24a6312b1fc107e650cdf35" office:value-type="string">
            <text:p>0.00094</text:p>
          </table:table-cell>
          <table:table-cell table:style-name="odsStyleTableCell-536d574ab24a6312b1fc107e650cdf35" office:value-type="string">
            <text:p>7,284.20000</text:p>
          </table:table-cell>
        </table:table-row>
        <table:table-row table:style-name="ro1">
          <table:table-cell table:style-name="odsStyleTableCell-9731a76dacee51343d1fb32da57fb432" office:value-type="string">
            <text:p>PERU</text:p>
          </table:table-cell>
          <table:table-cell table:style-name="odsStyleTableCell-9731a76dacee51343d1fb32da57fb432" office:value-type="string">
            <text:p>NUEVO SOL</text:p>
          </table:table-cell>
          <table:table-cell table:style-name="odsStyleTableCell-9731a76dacee51343d1fb32da57fb432" office:value-type="string">
            <text:p>PEN</text:p>
          </table:table-cell>
          <table:table-cell table:style-name="odsStyleTableCell-536d574ab24a6312b1fc107e650cdf35" office:value-type="string">
            <text:p>1.77578</text:p>
          </table:table-cell>
          <table:table-cell table:style-name="odsStyleTableCell-536d574ab24a6312b1fc107e650cdf35" office:value-type="string">
            <text:p>3.86310</text:p>
          </table:table-cell>
        </table:table-row>
        <table:table-row table:style-name="ro1">
          <table:table-cell table:style-name="odsStyleTableCell-9731a76dacee51343d1fb32da57fb432" office:value-type="string">
            <text:p>REINO UNIDO</text:p>
          </table:table-cell>
          <table:table-cell table:style-name="odsStyleTableCell-9731a76dacee51343d1fb32da57fb432" office:value-type="string">
            <text:p>LIBRA</text:p>
          </table:table-cell>
          <table:table-cell table:style-name="odsStyleTableCell-9731a76dacee51343d1fb32da57fb432" office:value-type="string">
            <text:p>GBP</text:p>
          </table:table-cell>
          <table:table-cell table:style-name="odsStyleTableCell-536d574ab24a6312b1fc107e650cdf35" office:value-type="string">
            <text:p>8.66413</text:p>
          </table:table-cell>
          <table:table-cell table:style-name="odsStyleTableCell-536d574ab24a6312b1fc107e650cdf35" office:value-type="string">
            <text:p>0.79177</text:p>
          </table:table-cell>
        </table:table-row>
        <table:table-row table:style-name="ro1">
          <table:table-cell table:style-name="odsStyleTableCell-9731a76dacee51343d1fb32da57fb432" office:value-type="string">
            <text:p>REPÚBLICA DOMINICANA</text:p>
          </table:table-cell>
          <table:table-cell table:style-name="odsStyleTableCell-9731a76dacee51343d1fb32da57fb432" office:value-type="string">
            <text:p>PESO DOMINICANO</text:p>
          </table:table-cell>
          <table:table-cell table:style-name="odsStyleTableCell-9731a76dacee51343d1fb32da57fb432" office:value-type="string">
            <text:p>DOP</text:p>
          </table:table-cell>
          <table:table-cell table:style-name="odsStyleTableCell-536d574ab24a6312b1fc107e650cdf35" office:value-type="string">
            <text:p>0.11694</text:p>
          </table:table-cell>
          <table:table-cell table:style-name="odsStyleTableCell-536d574ab24a6312b1fc107e650cdf35" office:value-type="string">
            <text:p>58.66100</text:p>
          </table:table-cell>
        </table:table-row>
        <table:table-row table:style-name="ro1">
          <table:table-cell table:style-name="odsStyleTableCell-9731a76dacee51343d1fb32da57fb432" office:value-type="string">
            <text:p>REP.POPULAR CHINA</text:p>
          </table:table-cell>
          <table:table-cell table:style-name="odsStyleTableCell-9731a76dacee51343d1fb32da57fb432" office:value-type="string">
            <text:p>YUAN RENMINBI OFFSHORE</text:p>
          </table:table-cell>
          <table:table-cell table:style-name="odsStyleTableCell-9731a76dacee51343d1fb32da57fb432" office:value-type="string">
            <text:p>CNH</text:p>
          </table:table-cell>
          <table:table-cell table:style-name="odsStyleTableCell-536d574ab24a6312b1fc107e650cdf35" office:value-type="string">
            <text:p>0.95024</text:p>
          </table:table-cell>
          <table:table-cell table:style-name="odsStyleTableCell-536d574ab24a6312b1fc107e650cdf35" office:value-type="string">
            <text:p>7.21920</text:p>
          </table:table-cell>
        </table:table-row>
        <table:table-row table:style-name="ro1">
          <table:table-cell table:style-name="odsStyleTableCell-9731a76dacee51343d1fb32da57fb432" office:value-type="string">
            <text:p>RUSIA</text:p>
          </table:table-cell>
          <table:table-cell table:style-name="odsStyleTableCell-9731a76dacee51343d1fb32da57fb432" office:value-type="string">
            <text:p>RUBLO RUSO</text:p>
          </table:table-cell>
          <table:table-cell table:style-name="odsStyleTableCell-9731a76dacee51343d1fb32da57fb432" office:value-type="string">
            <text:p>RUB</text:p>
          </table:table-cell>
          <table:table-cell table:style-name="odsStyleTableCell-536d574ab24a6312b1fc107e650cdf35" office:value-type="string">
            <text:p>0.07526</text:p>
          </table:table-cell>
          <table:table-cell table:style-name="odsStyleTableCell-536d574ab24a6312b1fc107e650cdf35" office:value-type="string">
            <text:p>91.15000</text:p>
          </table:table-cell>
        </table:table-row>
        <table:table-row table:style-name="ro1">
          <table:table-cell table:style-name="odsStyleTableCell-9731a76dacee51343d1fb32da57fb432" office:value-type="string">
            <text:p>SINGAPUR</text:p>
          </table:table-cell>
          <table:table-cell table:style-name="odsStyleTableCell-9731a76dacee51343d1fb32da57fb432" office:value-type="string">
            <text:p>DÓLAR</text:p>
          </table:table-cell>
          <table:table-cell table:style-name="odsStyleTableCell-9731a76dacee51343d1fb32da57fb432" office:value-type="string">
            <text:p>SGD</text:p>
          </table:table-cell>
          <table:table-cell table:style-name="odsStyleTableCell-536d574ab24a6312b1fc107e650cdf35" office:value-type="string">
            <text:p>5.09620</text:p>
          </table:table-cell>
          <table:table-cell table:style-name="odsStyleTableCell-536d574ab24a6312b1fc107e650cdf35" office:value-type="string">
            <text:p>1.34610</text:p>
          </table:table-cell>
        </table:table-row>
        <table:table-row table:style-name="ro1">
          <table:table-cell table:style-name="odsStyleTableCell-9731a76dacee51343d1fb32da57fb432" office:value-type="string">
            <text:p>SUDÁFRICA</text:p>
          </table:table-cell>
          <table:table-cell table:style-name="odsStyleTableCell-9731a76dacee51343d1fb32da57fb432" office:value-type="string">
            <text:p>RAND</text:p>
          </table:table-cell>
          <table:table-cell table:style-name="odsStyleTableCell-9731a76dacee51343d1fb32da57fb432" office:value-type="string">
            <text:p>ZAR</text:p>
          </table:table-cell>
          <table:table-cell table:style-name="odsStyleTableCell-536d574ab24a6312b1fc107e650cdf35" office:value-type="string">
            <text:p>0.36027</text:p>
          </table:table-cell>
          <table:table-cell table:style-name="odsStyleTableCell-536d574ab24a6312b1fc107e650cdf35" office:value-type="string">
            <text:p>19.04130</text:p>
          </table:table-cell>
        </table:table-row>
        <table:table-row table:style-name="ro1">
          <table:table-cell table:style-name="odsStyleTableCell-9731a76dacee51343d1fb32da57fb432" office:value-type="string">
            <text:p>SUECIA</text:p>
          </table:table-cell>
          <table:table-cell table:style-name="odsStyleTableCell-9731a76dacee51343d1fb32da57fb432" office:value-type="string">
            <text:p>CORONA</text:p>
          </table:table-cell>
          <table:table-cell table:style-name="odsStyleTableCell-9731a76dacee51343d1fb32da57fb432" office:value-type="string">
            <text:p>SEK</text:p>
          </table:table-cell>
          <table:table-cell table:style-name="odsStyleTableCell-536d574ab24a6312b1fc107e650cdf35" office:value-type="string">
            <text:p>0.65603</text:p>
          </table:table-cell>
          <table:table-cell table:style-name="odsStyleTableCell-536d574ab24a6312b1fc107e650cdf35" office:value-type="string">
            <text:p>10.45680</text:p>
          </table:table-cell>
        </table:table-row>
        <table:table-row table:style-name="ro1">
          <table:table-cell table:style-name="odsStyleTableCell-9731a76dacee51343d1fb32da57fb432" office:value-type="string">
            <text:p>SUIZA</text:p>
          </table:table-cell>
          <table:table-cell table:style-name="odsStyleTableCell-9731a76dacee51343d1fb32da57fb432" office:value-type="string">
            <text:p>FRANCO</text:p>
          </table:table-cell>
          <table:table-cell table:style-name="odsStyleTableCell-9731a76dacee51343d1fb32da57fb432" office:value-type="string">
            <text:p>CHF</text:p>
          </table:table-cell>
          <table:table-cell table:style-name="odsStyleTableCell-536d574ab24a6312b1fc107e650cdf35" office:value-type="string">
            <text:p>7.84090</text:p>
          </table:table-cell>
          <table:table-cell table:style-name="odsStyleTableCell-536d574ab24a6312b1fc107e650cdf35" office:value-type="string">
            <text:p>0.87490</text:p>
          </table:table-cell>
        </table:table-row>
        <table:table-row table:style-name="ro1">
          <table:table-cell table:style-name="odsStyleTableCell-9731a76dacee51343d1fb32da57fb432" office:value-type="string">
            <text:p>TAILANDIA</text:p>
          </table:table-cell>
          <table:table-cell table:style-name="odsStyleTableCell-9731a76dacee51343d1fb32da57fb432" office:value-type="string">
            <text:p>THAI BAHT</text:p>
          </table:table-cell>
          <table:table-cell table:style-name="odsStyleTableCell-9731a76dacee51343d1fb32da57fb432" office:value-type="string">
            <text:p>THB</text:p>
          </table:table-cell>
          <table:table-cell table:style-name="odsStyleTableCell-536d574ab24a6312b1fc107e650cdf35" office:value-type="string">
            <text:p>0.19091</text:p>
          </table:table-cell>
          <table:table-cell table:style-name="odsStyleTableCell-536d574ab24a6312b1fc107e650cdf35" office:value-type="string">
            <text:p>35.93300</text:p>
          </table:table-cell>
        </table:table-row>
        <table:table-row table:style-name="ro1">
          <table:table-cell table:style-name="odsStyleTableCell-9731a76dacee51343d1fb32da57fb432" office:value-type="string">
            <text:p>TAIWAN</text:p>
          </table:table-cell>
          <table:table-cell table:style-name="odsStyleTableCell-9731a76dacee51343d1fb32da57fb432" office:value-type="string">
            <text:p>DÓLAR</text:p>
          </table:table-cell>
          <table:table-cell table:style-name="odsStyleTableCell-9731a76dacee51343d1fb32da57fb432" office:value-type="string">
            <text:p>TWD</text:p>
          </table:table-cell>
          <table:table-cell table:style-name="odsStyleTableCell-536d574ab24a6312b1fc107e650cdf35" office:value-type="string">
            <text:p>0.21877</text:p>
          </table:table-cell>
          <table:table-cell table:style-name="odsStyleTableCell-536d574ab24a6312b1fc107e650cdf35" office:value-type="string">
            <text:p>31.35700</text:p>
          </table:table-cell>
        </table:table-row>
        <table:table-row table:style-name="ro1">
          <table:table-cell table:style-name="odsStyleTableCell-9731a76dacee51343d1fb32da57fb432" office:value-type="string">
            <text:p>TÚNEZ</text:p>
          </table:table-cell>
          <table:table-cell table:style-name="odsStyleTableCell-9731a76dacee51343d1fb32da57fb432" office:value-type="string">
            <text:p>DINAR TUNECINO</text:p>
          </table:table-cell>
          <table:table-cell table:style-name="odsStyleTableCell-9731a76dacee51343d1fb32da57fb432" office:value-type="string">
            <text:p>TND</text:p>
          </table:table-cell>
          <table:table-cell table:style-name="odsStyleTableCell-536d574ab24a6312b1fc107e650cdf35" office:value-type="string">
            <text:p>2.19359</text:p>
          </table:table-cell>
          <table:table-cell table:style-name="odsStyleTableCell-536d574ab24a6312b1fc107e650cdf35" office:value-type="string">
            <text:p>3.12730</text:p>
          </table:table-cell>
        </table:table-row>
        <table:table-row table:style-name="ro1">
          <table:table-cell table:style-name="odsStyleTableCell-9731a76dacee51343d1fb32da57fb432" office:value-type="string">
            <text:p>TURQUÍA</text:p>
          </table:table-cell>
          <table:table-cell table:style-name="odsStyleTableCell-9731a76dacee51343d1fb32da57fb432" office:value-type="string">
            <text:p>LIRA TURCA</text:p>
          </table:table-cell>
          <table:table-cell table:style-name="odsStyleTableCell-9731a76dacee51343d1fb32da57fb432" office:value-type="string">
            <text:p>TRY</text:p>
          </table:table-cell>
          <table:table-cell table:style-name="odsStyleTableCell-536d574ab24a6312b1fc107e650cdf35" office:value-type="string">
            <text:p>0.22360</text:p>
          </table:table-cell>
          <table:table-cell table:style-name="odsStyleTableCell-536d574ab24a6312b1fc107e650cdf35" office:value-type="string">
            <text:p>30.67970</text:p>
          </table:table-cell>
        </table:table-row>
        <table:table-row table:style-name="ro1">
          <table:table-cell table:style-name="odsStyleTableCell-9731a76dacee51343d1fb32da57fb432" office:value-type="string">
            <text:p>URUGUAY</text:p>
          </table:table-cell>
          <table:table-cell table:style-name="odsStyleTableCell-9731a76dacee51343d1fb32da57fb432" office:value-type="string">
            <text:p>PESO</text:p>
          </table:table-cell>
          <table:table-cell table:style-name="odsStyleTableCell-9731a76dacee51343d1fb32da57fb432" office:value-type="string">
            <text:p>UYU</text:p>
          </table:table-cell>
          <table:table-cell table:style-name="odsStyleTableCell-536d574ab24a6312b1fc107e650cdf35" office:value-type="string">
            <text:p>0.17530</text:p>
          </table:table-cell>
          <table:table-cell table:style-name="odsStyleTableCell-536d574ab24a6312b1fc107e650cdf35" office:value-type="string">
            <text:p>39.13250</text:p>
          </table:table-cell>
        </table:table-row>
        <table:table-row table:style-name="ro1">
          <table:table-cell table:style-name="odsStyleTableCell-9731a76dacee51343d1fb32da57fb432" office:value-type="string">
            <text:p>VENEZUELA</text:p>
          </table:table-cell>
          <table:table-cell table:style-name="odsStyleTableCell-9731a76dacee51343d1fb32da57fb432" office:value-type="string">
            <text:p>BOLIVAR DIGITAL</text:p>
          </table:table-cell>
          <table:table-cell table:style-name="odsStyleTableCell-9731a76dacee51343d1fb32da57fb432" office:value-type="string">
            <text:p>VES</text:p>
          </table:table-cell>
          <table:table-cell table:style-name="odsStyleTableCell-536d574ab24a6312b1fc107e650cdf35" office:value-type="string">
            <text:p>0.18926</text:p>
          </table:table-cell>
          <table:table-cell table:style-name="odsStyleTableCell-536d574ab24a6312b1fc107e650cdf35" office:value-type="string">
            <text:p>36.24650</text:p>
          </table:table-cell>
        </table:table-row>
        <table:table-row table:style-name="ro1">
          <table:table-cell table:style-name="odsStyleTableCell-9731a76dacee51343d1fb32da57fb432" office:value-type="string">
            <text:p>VIETNAM</text:p>
          </table:table-cell>
          <table:table-cell table:style-name="odsStyleTableCell-9731a76dacee51343d1fb32da57fb432" office:value-type="string">
            <text:p>DONG</text:p>
          </table:table-cell>
          <table:table-cell table:style-name="odsStyleTableCell-9731a76dacee51343d1fb32da57fb432" office:value-type="string">
            <text:p>VND</text:p>
          </table:table-cell>
          <table:table-cell table:style-name="odsStyleTableCell-536d574ab24a6312b1fc107e650cdf35" office:value-type="string">
            <text:p>0.00028</text:p>
          </table:table-cell>
          <table:table-cell table:style-name="odsStyleTableCell-536d574ab24a6312b1fc107e650cdf35" office:value-type="string">
            <text:p>24,427.50000</text:p>
          </table:table-cell>
        </table:table-row>
        <table:table-row table:style-name="ro1">
          <table:table-cell table:style-name="odsStyleTableCell-9731a76dacee51343d1fb32da57fb432" office:value-type="string">
            <text:p/>
          </table:table-cell>
          <table:table-cell table:style-name="odsStyleTableCell-9731a76dacee51343d1fb32da57fb432" office:value-type="string">
            <text:p>DERECHO ESPECIAL DE GIRO</text:p>
          </table:table-cell>
          <table:table-cell table:style-name="odsStyleTableCell-9731a76dacee51343d1fb32da57fb432" office:value-type="string">
            <text:p>USD/D.E.G.</text:p>
          </table:table-cell>
          <table:table-cell table:style-name="odsStyleTableCell-536d574ab24a6312b1fc107e650cdf35" office:value-type="string">
            <text:p/>
          </table:table-cell>
          <table:table-cell table:style-name="odsStyleTableCell-536d574ab24a6312b1fc107e650cdf35" office:value-type="string">
            <text:p>1.32514</text:p>
          </table:table-cell>
        </table:table-row>
        <table:table-row table:style-name="ro1">
          <table:table-cell table:style-name="odsStyleTableCell-9731a76dacee51343d1fb32da57fb432" office:value-type="string">
            <text:p/>
          </table:table-cell>
          <table:table-cell table:style-name="odsStyleTableCell-9731a76dacee51343d1fb32da57fb432" office:value-type="string">
            <text:p>UNIDAD DE FOMENTO DE VIVIENDA</text:p>
          </table:table-cell>
          <table:table-cell table:style-name="odsStyleTableCell-9731a76dacee51343d1fb32da57fb432" office:value-type="string">
            <text:p>Bs/UFV</text:p>
          </table:table-cell>
          <table:table-cell table:style-name="odsStyleTableCell-536d574ab24a6312b1fc107e650cdf35" office:value-type="string">
            <text:p/>
          </table:table-cell>
          <table:table-cell table:style-name="odsStyleTableCell-536d574ab24a6312b1fc107e650cdf35" office:value-type="string">
            <text:p>2.480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b7e2cd85a32c43eb9781f359fdb9045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76f7ccf3b0a4913aefb10cdccbe8eb77" office:value-type="string">
            <text:p> </text:p>
          </table:table-cell>
          <table:table-cell table:style-name="odsStyleTableCell-76f7ccf3b0a4913aefb10cdccbe8eb77" office:value-type="string">
            <text:p>UNIDAD MONETARIA</text:p>
          </table:table-cell>
          <table:table-cell table:style-name="odsStyleTableCell-76f7ccf3b0a4913aefb10cdccbe8eb77" office:value-type="string">
            <text:p>MONEDA</text:p>
          </table:table-cell>
          <table:table-cell table:style-name="odsStyleTableCell-76f7ccf3b0a4913aefb10cdccbe8eb77" office:value-type="string">
            <text:p>TIPO DE CAMBIO EN M.E.</text:p>
          </table:table-cell>
        </table:table-row>
        <table:table-row table:style-name="ro1">
          <table:table-cell table:style-name="odsStyleTableCell-9731a76dacee51343d1fb32da57fb432" office:value-type="string">
            <text:p>ORO</text:p>
          </table:table-cell>
          <table:table-cell table:style-name="odsStyleTableCell-9731a76dacee51343d1fb32da57fb432" office:value-type="string">
            <text:p>ONZA TROY ORO</text:p>
          </table:table-cell>
          <table:table-cell table:style-name="odsStyleTableCell-9731a76dacee51343d1fb32da57fb432" office:value-type="string">
            <text:p>USD./O.T.F.</text:p>
          </table:table-cell>
          <table:table-cell table:style-name="odsStyleTableCell-536d574ab24a6312b1fc107e650cdf35" office:value-type="string">
            <text:p>2,026.27000</text:p>
          </table:table-cell>
        </table:table-row>
        <table:table-row table:style-name="ro1">
          <table:table-cell table:style-name="odsStyleTableCell-9731a76dacee51343d1fb32da57fb432" office:value-type="string">
            <text:p>PLATA</text:p>
          </table:table-cell>
          <table:table-cell table:style-name="odsStyleTableCell-9731a76dacee51343d1fb32da57fb432" office:value-type="string">
            <text:p>ONZA TROY PLATA</text:p>
          </table:table-cell>
          <table:table-cell table:style-name="odsStyleTableCell-9731a76dacee51343d1fb32da57fb432" office:value-type="string">
            <text:p>USD./O.T.F.</text:p>
          </table:table-cell>
          <table:table-cell table:style-name="odsStyleTableCell-536d574ab24a6312b1fc107e650cdf35" office:value-type="string">
            <text:p>22.6003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b7e2cd85a32c43eb9781f359fdb9045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76f7ccf3b0a4913aefb10cdccbe8eb77" office:value-type="string">
            <text:p> </text:p>
          </table:table-cell>
          <table:table-cell table:style-name="odsStyleTableCell-76f7ccf3b0a4913aefb10cdccbe8eb77" office:value-type="string">
            <text:p>1 MES</text:p>
          </table:table-cell>
          <table:table-cell table:style-name="odsStyleTableCell-76f7ccf3b0a4913aefb10cdccbe8eb77" office:value-type="string">
            <text:p>3 MESES</text:p>
          </table:table-cell>
          <table:table-cell table:style-name="odsStyleTableCell-76f7ccf3b0a4913aefb10cdccbe8eb77" office:value-type="string">
            <text:p>6 MESES</text:p>
          </table:table-cell>
        </table:table-row>
        <table:table-row table:style-name="ro1">
          <table:table-cell table:style-name="odsStyleTableCell-e51d3bd645362c4f9d65fa460e0fece0" office:value-type="string">
            <text:p>TASA LIBOR(USD)</text:p>
          </table:table-cell>
          <table:table-cell table:style-name="odsStyleTableCell-536d574ab24a6312b1fc107e650cdf35" office:value-type="string">
            <text:p>5.44</text:p>
          </table:table-cell>
          <table:table-cell table:style-name="odsStyleTableCell-536d574ab24a6312b1fc107e650cdf35" office:value-type="string">
            <text:p>5.57</text:p>
          </table:table-cell>
          <table:table-cell table:style-name="odsStyleTableCell-536d574ab24a6312b1fc107e650cdf35" office:value-type="string">
            <text:p>5.6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731a76dacee51343d1fb32da57fb432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13:16:17</meta:creation-date>
    <meta:generator>ods générator</meta:generator>
    <dc:date>2024-10-16T13:16:17</dc:date>
    <meta:editing-duration>PT1S</meta:editing-duration>
    <meta:editing-cycles>1</meta:editing-cycles>
    <meta:document-statistic meta:table-count="1" meta:cell-count="4" meta:object-count="0"/>
  </office:meta>
</office:document-meta>
</file>